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Element.EndElement( Locator location , StartElement start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Element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dElement.get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